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2" svg:font-family="Lucidasans"/>
    <style:font-face style:name="Times" svg:font-family="Times" style:font-family-generic="roman"/>
    <style:font-face style:name="Lucidasans1" svg:font-family="Lucidasans" style:font-family-generic="swiss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ucidasans" svg:font-family="Lucidasans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font-name="Times" fo:font-size="16pt" fo:font-style="normal" style:text-underline-style="none" fo:font-weight="bold" style:font-size-asian="16pt" style:font-size-complex="16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" fo:font-size="16pt" fo:font-style="normal" style:text-underline-style="none" fo:font-weight="bold" style:font-size-asian="16pt" style:font-size-complex="16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" fo:font-size="16pt" style:text-underline-style="none" fo:font-weight="bold" style:font-size-asian="16pt" style:font-size-complex="16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Times" fo:font-size="12pt" style:text-underline-style="none" style:font-size-asian="12pt" style:font-size-complex="12pt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Times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bb2e"/>
    </style:style>
    <style:style style:name="T3" style:family="text">
      <style:text-properties officeooo:rsid="0017076b"/>
    </style:style>
    <style:style style:name="T4" style:family="text">
      <style:text-properties officeooo:rsid="0017bd14"/>
    </style:style>
    <style:style style:name="T5" style:family="text">
      <style:text-properties officeooo:rsid="00182ff5"/>
    </style:style>
    <style:style style:name="T6" style:family="text">
      <style:text-properties officeooo:rsid="00199de6"/>
    </style:style>
    <style:style style:name="T7" style:family="text">
      <style:text-properties officeooo:rsid="001abc15"/>
    </style:style>
    <style:style style:name="T8" style:family="text">
      <style:text-properties officeooo:rsid="001c05b2"/>
    </style:style>
    <style:style style:name="T9" style:family="text">
      <style:text-properties officeooo:rsid="001d9375"/>
    </style:style>
    <style:style style:name="T10" style:family="text">
      <style:text-properties officeooo:rsid="001f914a"/>
    </style:style>
    <style:style style:name="T11" style:family="text">
      <style:text-properties officeooo:rsid="0020def9"/>
    </style:style>
    <style:style style:name="T12" style:family="text">
      <style:text-properties officeooo:rsid="0021ef6d"/>
    </style:style>
    <style:style style:name="T13" style:family="text">
      <style:text-properties officeooo:rsid="0022fb16"/>
    </style:style>
    <style:style style:name="T14" style:family="text">
      <style:text-properties officeooo:rsid="002315a6"/>
    </style:style>
    <style:style style:name="T15" style:family="text">
      <style:text-properties officeooo:rsid="0024b20c"/>
    </style:style>
    <style:style style:name="T16" style:family="text">
      <style:text-properties officeooo:rsid="0024f24f"/>
    </style:style>
    <style:style style:name="T17" style:family="text">
      <style:text-properties officeooo:rsid="0025ace7"/>
    </style:style>
    <style:style style:name="T18" style:family="text">
      <style:text-properties officeooo:rsid="00269451"/>
    </style:style>
    <style:style style:name="T19" style:family="text">
      <style:text-properties officeooo:rsid="0026a5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ir Spells</text:p>
      <text:p text:style-name="P4"/>
      <text:p text:style-name="P5">Stifling Wind</text:p>
      <text:p text:style-name="P4"><text:span text:style-name="T1">mastery level</text:span>: 3</text:p>
      <text:p text:style-name="P4"><text:tab/>Raise the void point cost of this spell by 1 <text:span text:style-name="T12">per</text:span> target. <text:s/>Each target <text:span text:style-name="T3">has their highest action die increased by 5, and they lose it if it goes above 10.</text:span></text:p>
      <text:p text:style-name="P4"/>
      <text:p text:style-name="P5">Wind-Borne Speed</text:p>
      <text:p text:style-name="P4"><text:span text:style-name="T1">mastery level</text:span>: 4</text:p>
      <text:p text:style-name="P4"><text:tab/>A number of targets equal to your Air ring roll an extra action die and then decrease <text:span text:style-name="T2">it</text:span> by their <text:span text:style-name="T2">own </text:span>Air ring.</text:p>
      <text:p text:style-name="P4"/>
      <text:p text:style-name="P5">Gift of the Wind Spirits</text:p>
      <text:p text:style-name="P4"><text:span text:style-name="T1">mastery level</text:span>: 5</text:p>
      <text:p text:style-name="P4"><text:tab/>Fly! <text:s/>You may move as quickly as if you were on foot, and your movement produces the same level of physical exertion as if you were not flying. <text:s/><text:span text:style-name="T19">This spell lasts as long as your concentration.</text:span></text:p>
      <text:p text:style-name="P4"/>
      <text:p text:style-name="P4"/>
      <text:p text:style-name="P3">Earth Spells</text:p>
      <text:p text:style-name="P4"/>
      <text:p text:style-name="P5">Jade Strike</text:p>
      <text:p text:style-name="P4"><text:span text:style-name="T1">mastery level</text:span>: 3</text:p>
      <text:p text:style-name="P4"><text:tab/>Raise the void point cost of this spell by 1 <text:span text:style-name="T13">per</text:span> target. <text:s/>Each target takes 10k(2*X) damage, where X is the Shadowlands Taint of the target.</text:p>
      <text:p text:style-name="P4"/>
      <text:p text:style-name="P5">Earth's Protection</text:p>
      <text:p text:style-name="P4"><text:span text:style-name="T1">mastery level</text:span>: 4</text:p>
      <text:p text:style-name="P4"><text:tab/>The target negates the next <text:span text:style-name="T14">10 * </text:span>X light wounds dealt <text:span text:style-name="T16">to them</text:span>, where X is equal to your Earth plus the target's Earth. <text:s/>This spell wears off <text:span text:style-name="T15">at the rate of 10 light wounds of protection per minute.</text:span></text:p>
      <text:p text:style-name="P4"/>
      <text:p text:style-name="P5">Path of the Zokujin</text:p>
      <text:p text:style-name="P4"><text:span text:style-name="T1">mastery level</text:span>: 5</text:p>
      <text:p text:style-name="P4"><text:tab/>This spell makes one wall less than 6 inches thick insubstantial so that anyone can <text:span text:style-name="T8">pass</text:span> through it. <text:s/>Alternatively, it can make any solid wall (or set of connected walls of one room) impermeable and impossible to penetrate. <text:s/>This spell lasts for as long as your concentration.</text:p>
      <text:p text:style-name="P4"/>
      <text:p text:style-name="P4"/>
      <text:p text:style-name="P3">Fire Spells</text:p>
      <text:p text:style-name="P4"/>
      <text:p text:style-name="P5">The Fires From Within</text:p>
      <text:p text:style-name="P4"><text:span text:style-name="T1">mastery level</text:span>: 3</text:p>
      <text:p text:style-name="P4"><text:tab/>Raise the void point cost of this spell by 1 <text:span text:style-name="T11">per target</text:span>. <text:s/>Each target is hit with a 10k2 fireball.</text:p>
      <text:p text:style-name="P4"/>
      <text:p text:style-name="P5"><text:soft-page-break/>The Fires That Cleanse</text:p>
      <text:p text:style-name="P4"><text:span text:style-name="T1">mastery level</text:span>: 4</text:p>
      <text:p text:style-name="P4"><text:tab/>The target receives a number of serious wounds equal to your Fire. <text:s/>You receive a number of serious wounds equal to the Fire of the target.</text:p>
      <text:p text:style-name="P4"/>
      <text:p text:style-name="P5">Foxfire</text:p>
      <text:p text:style-name="P4"><text:span text:style-name="T1">mastery level</text:span>: 5</text:p>
      <text:p text:style-name="P4"><text:tab/>This spell creates a soundless illusion. <text:s/>The illusion must be one cohesive entity, and can be moved/shifted/altered as you desire. <text:s/>It lasts as long as your concentration.</text:p>
      <text:p text:style-name="P4"/>
      <text:p text:style-name="P4"/>
      <text:p text:style-name="P3">Water Spells</text:p>
      <text:p text:style-name="P4"/>
      <text:p text:style-name="P5">Path to Inner Peace</text:p>
      <text:p text:style-name="P4"><text:span text:style-name="T1">mastery level</text:span>: 3</text:p>
      <text:p text:style-name="P4"><text:tab/>Raise the void point cost of this spell by 1 <text:span text:style-name="T9">per</text:span> target. <text:s/>Each target heals one serious wound which was inflicted this round, <text:span text:style-name="T10">or 1 serious wound caused by illness or infection.</text:span></text:p>
      <text:p text:style-name="P4"/>
      <text:p text:style-name="P5">Kami's Strength</text:p>
      <text:p text:style-name="P4"><text:span text:style-name="T1">mastery level</text:span>: 4</text:p>
      <text:p text:style-name="P4"><text:tab/>Cast this spell <text:span text:style-name="T17">immediately before someone makes a wound check to decrease their light wounds by 5 * X, </text:span><text:span text:style-name="T6">where X in your Water plus their Water</text:span>. <text:s/>You may spend actions from future phases to cast this spell.</text:p>
      <text:p text:style-name="P4"/>
      <text:p text:style-name="P5">Reflecting Pool</text:p>
      <text:p text:style-name="P4"><text:span text:style-name="T1">mastery level</text:span>: 5</text:p>
      <text:p text:style-name="P4"><text:tab/>Any locations which you've been to <text:span text:style-name="T18">since the last full moon </text:span>may be reflected in an unmoving source of water. <text:s/>This spell lasts as long as your concentratio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2" svg:font-family="Lucidasans"/>
    <style:font-face style:name="Times" svg:font-family="Times" style:font-family-generic="roman"/>
    <style:font-face style:name="Lucidasans1" svg:font-family="Lucidasans" style:font-family-generic="swiss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ucidasans" svg:font-family="Lucidasans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fo:font-size="12pt" fo:language="en" fo:country="US" style:language-asian="en" style:country-asian="US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use-window-font-color="true"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size="14pt" style:font-name-asian="Mincho" style:font-name-complex="Lucidasans" style:font-size-complex="14pt"/>
    </style:style>
    <style:style style:name="List" style:family="paragraph" style:parent-style-name="Text_20_body" style:class="list">
      <style:paragraph-properties fo:margin-top="0in" fo:margin-bottom="0in" style:contextual-spacing="false"/>
      <style:text-properties style:use-window-font-color="true" style:font-name-complex="Lucida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ndex" style:family="paragraph" style:parent-style-name="Standard" style:class="index">
      <style:text-properties style:use-window-font-color="true" fo:language="en" fo:country="US" style:language-asian="en" style:country-asian="US" style:font-name-complex="Lucidasans1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name-complex="Lucidasans1" style:font-style-complex="italic"/>
    </style:style>
    <style:style style:name="WW-caption" style:family="paragraph" style:parent-style-name="Standard">
      <style:paragraph-properties fo:margin-top="0.0835in" fo:margin-bottom="0.0835in" style:contextual-spacing="false"/>
      <style:text-properties fo:font-style="italic" style:font-name-complex="Lucidasans1" style:font-style-complex="italic"/>
    </style:style>
    <style:style style:name="WW-caption1" style:family="paragraph" style:parent-style-name="Standard">
      <style:paragraph-properties fo:margin-top="0.0835in" fo:margin-bottom="0.0835in" style:contextual-spacing="false"/>
      <style:text-properties style:use-window-font-color="true" fo:font-size="10pt" fo:language="en" fo:country="US" fo:font-style="italic" style:language-asian="en" style:country-asian="US" style:font-name-complex="Lucidasans1" style:font-size-complex="10pt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7-01-22T04:05:31</meta:creation-date>
    <dc:date>2013-05-31T01:46:51</dc:date>
    <dc:language>en-US</dc:language>
    <meta:editing-cycles>52</meta:editing-cycles>
    <meta:editing-duration>P11DT4H42M13S</meta:editing-duration>
    <meta:document-statistic meta:table-count="0" meta:image-count="0" meta:object-count="0" meta:page-count="2" meta:paragraph-count="40" meta:word-count="451" meta:character-count="2465" meta:non-whitespace-character-count="2028"/>
    <meta:user-defined meta:name="Info 1"/>
    <meta:user-defined meta:name="Info 2"/>
    <meta:user-defined meta:name="Info 3"/>
    <meta:user-defined meta:name="Info 4"/>
  </office:meta>
</office:document-meta>
</file>